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color="#c5000b" loext:opacity="100%" style:font-name="Agency FB" fo:font-size="16pt" fo:font-weight="bold" style:font-size-asian="16pt" style:font-weight-asian="bold" style:font-size-complex="16pt" style:font-weight-complex="bold"/>
    </style:style>
    <style:style style:name="P2" style:family="paragraph" style:parent-style-name="Standard" style:list-style-name="L1">
      <style:paragraph-properties fo:margin-top="0cm" fo:margin-bottom="0cm" style:contextual-spacing="false"/>
      <style:text-properties fo:color="#004586" loext:opacity="100%" style:font-name="Agency FB" fo:font-size="14pt" fo:font-weight="normal" officeooo:rsid="0018ed36" officeooo:paragraph-rsid="0018ed36" style:font-size-asian="14pt" style:font-weight-asian="normal" style:font-size-complex="14pt" style:font-weight-complex="normal"/>
    </style:style>
    <style:style style:name="P3" style:family="paragraph" style:parent-style-name="Standard" style:list-style-name="L2">
      <style:text-properties fo:color="#000000" loext:opacity="100%" style:font-name="Agency FB" fo:font-size="14pt" officeooo:rsid="0018ed36" officeooo:paragraph-rsid="0018ed36" style:font-size-asian="14pt" style:font-size-complex="14pt"/>
    </style:style>
    <style:style style:name="P4" style:family="paragraph" style:parent-style-name="Standard" style:list-style-name="L2">
      <style:paragraph-properties fo:margin-top="0cm" fo:margin-bottom="0cm" style:contextual-spacing="false"/>
      <style:text-properties fo:color="#000000" loext:opacity="100%" style:font-name="Agency FB" fo:font-size="14pt" officeooo:rsid="0018ed36" officeooo:paragraph-rsid="0018ed36" style:font-size-asian="14pt" style:font-size-complex="14pt"/>
    </style:style>
    <style:style style:name="P5" style:family="paragraph" style:parent-style-name="Standard" style:list-style-name="L3">
      <style:text-properties fo:color="#ff950e" loext:opacity="100%" style:font-name="Agency FB" fo:font-size="14pt" fo:font-weight="bold" officeooo:rsid="0019ef3d" officeooo:paragraph-rsid="0019ef3d" style:font-size-asian="14pt" style:font-weight-asian="bold" style:font-size-complex="14pt" style:font-weight-complex="bold"/>
    </style:style>
    <style:style style:name="P6" style:family="paragraph" style:parent-style-name="Standard" style:list-style-name="L3">
      <style:text-properties fo:color="#000000" loext:opacity="100%" style:font-name="Agency FB" fo:font-size="14pt" officeooo:rsid="0019ef3d" officeooo:paragraph-rsid="0019ef3d" style:font-size-asian="14pt" style:font-size-complex="14pt"/>
    </style:style>
    <style:style style:name="P7" style:family="paragraph" style:parent-style-name="Standard" style:list-style-name="L3">
      <style:paragraph-properties fo:margin-top="0cm" fo:margin-bottom="0cm" style:contextual-spacing="false"/>
      <style:text-properties fo:color="#000000" loext:opacity="100%" style:font-name="Agency FB" fo:font-size="14pt" officeooo:rsid="0019ef3d" officeooo:paragraph-rsid="0019ef3d" style:font-size-asian="14pt" style:font-size-complex="14pt"/>
    </style:style>
    <style:style style:name="P8" style:family="paragraph" style:parent-style-name="Standard" style:list-style-name="L4">
      <style:paragraph-properties fo:margin-top="0cm" fo:margin-bottom="0cm" style:contextual-spacing="false"/>
      <style:text-properties fo:color="#000000" loext:opacity="100%" style:font-name="Agency FB" fo:font-size="14pt" officeooo:rsid="0019ef3d" officeooo:paragraph-rsid="0019ef3d" style:font-size-asian="14pt" style:font-size-complex="14pt"/>
    </style:style>
    <style:style style:name="P9" style:family="paragraph" style:parent-style-name="Standard" style:list-style-name="L5">
      <style:paragraph-properties fo:margin-top="0cm" fo:margin-bottom="0cm" style:contextual-spacing="false"/>
      <style:text-properties fo:color="#000000" loext:opacity="100%" style:font-name="Agency FB" fo:font-size="14pt" officeooo:rsid="0019ef3d" officeooo:paragraph-rsid="0019ef3d" style:font-size-asian="14pt" style:font-size-complex="14pt"/>
    </style:style>
    <style:style style:name="P10" style:family="paragraph" style:parent-style-name="Standard" style:list-style-name="L6">
      <style:paragraph-properties fo:margin-top="0cm" fo:margin-bottom="0cm" style:contextual-spacing="false"/>
      <style:text-properties fo:color="#000000" loext:opacity="100%" style:font-name="Agency FB" fo:font-size="14pt" officeooo:rsid="001b5b6d" officeooo:paragraph-rsid="001b5b6d" style:font-size-asian="14pt" style:font-size-complex="14pt"/>
    </style:style>
    <style:style style:name="P11" style:family="paragraph" style:parent-style-name="Standard" style:list-style-name="L7">
      <style:paragraph-properties fo:margin-top="0cm" fo:margin-bottom="0cm" style:contextual-spacing="false"/>
      <style:text-properties fo:color="#000000" loext:opacity="100%" style:font-name="Agency FB" fo:font-size="14pt" officeooo:rsid="001b5b6d" officeooo:paragraph-rsid="001b5b6d" style:font-size-asian="14pt" style:font-size-complex="14pt"/>
    </style:style>
    <style:style style:name="P12" style:family="paragraph" style:parent-style-name="Standard" style:list-style-name="L1">
      <style:text-properties fo:color="#004586" loext:opacity="100%" style:font-name="Agency FB" fo:font-size="14pt" fo:font-weight="normal" officeooo:rsid="0018ed36" officeooo:paragraph-rsid="0018ed36" style:font-size-asian="14pt" style:font-weight-asian="normal" style:font-size-complex="14pt" style:font-weight-complex="normal"/>
    </style:style>
    <style:style style:name="P13" style:family="paragraph" style:parent-style-name="Standard" style:list-style-name="L8">
      <style:text-properties fo:color="#000000" loext:opacity="100%" style:font-name="Agency FB" fo:font-size="14pt" officeooo:rsid="001c3eb3" officeooo:paragraph-rsid="001c3eb3" style:font-size-asian="14pt" style:font-size-complex="14pt"/>
    </style:style>
    <style:style style:name="P14" style:family="paragraph" style:parent-style-name="Standard" style:list-style-name="L1">
      <style:text-properties fo:color="#004586" loext:opacity="100%" style:font-name="Agency FB" fo:font-size="14pt" officeooo:rsid="0018ed36" officeooo:paragraph-rsid="0018ed36" style:font-size-asian="14pt" style:font-size-complex="14pt"/>
    </style:style>
    <style:style style:name="P15" style:family="paragraph" style:parent-style-name="Standard" style:list-style-name="L9">
      <style:text-properties fo:color="#000000" loext:opacity="100%" style:font-name="Agency FB" fo:font-size="14pt" officeooo:rsid="001c3eb3" officeooo:paragraph-rsid="001c3eb3" style:font-size-asian="14pt" style:font-size-complex="14pt"/>
    </style:style>
    <style:style style:name="P16" style:family="paragraph" style:parent-style-name="Standard">
      <style:text-properties fo:color="#000000" loext:opacity="100%" style:font-name="Agency FB" fo:font-size="14pt" officeooo:rsid="001c3eb3" officeooo:paragraph-rsid="001c3eb3" style:font-size-asian="14pt" style:font-size-complex="14pt"/>
    </style:style>
    <style:style style:name="P17" style:family="paragraph" style:parent-style-name="Standard">
      <style:text-properties fo:color="#c5000b" loext:opacity="100%" style:font-name="Agency FB" fo:font-size="16pt" fo:font-weight="bold" officeooo:rsid="0018ed36" officeooo:paragraph-rsid="0018ed36" style:font-size-asian="16pt" style:font-weight-asian="bold" style:font-size-complex="16pt" style:font-weight-complex="bold"/>
    </style:style>
    <style:style style:name="P18" style:family="paragraph" style:parent-style-name="Standard" style:list-style-name="L10">
      <style:text-properties fo:color="#004586" loext:opacity="100%" style:font-name="Agency FB" fo:font-size="14pt" officeooo:rsid="0018ed36" officeooo:paragraph-rsid="0018ed36" style:font-size-asian="14pt" style:font-size-complex="14pt"/>
    </style:style>
    <style:style style:name="P19" style:family="paragraph" style:parent-style-name="Standard" style:list-style-name="L11">
      <style:text-properties fo:color="#000000" loext:opacity="100%" style:font-name="Agency FB" fo:font-size="14pt" officeooo:rsid="001d60a6" officeooo:paragraph-rsid="001d60a6" style:font-size-asian="14pt" style:font-size-complex="14pt"/>
    </style:style>
    <style:style style:name="P20" style:family="paragraph" style:parent-style-name="Standard" style:list-style-name="L12">
      <style:text-properties fo:color="#000000" loext:opacity="100%" style:font-name="Agency FB" fo:font-size="14pt" officeooo:rsid="001d60a6" officeooo:paragraph-rsid="001d60a6" style:font-size-asian="14pt" style:font-size-complex="14pt"/>
    </style:style>
    <style:style style:name="P21" style:family="paragraph" style:parent-style-name="Standard" style:list-style-name="L13">
      <style:text-properties fo:color="#000000" loext:opacity="100%" style:font-name="Agency FB" fo:font-size="14pt" officeooo:rsid="001f1012" officeooo:paragraph-rsid="001f1012" style:font-size-asian="14pt" style:font-size-complex="14pt"/>
    </style:style>
    <style:style style:name="P22" style:family="paragraph" style:parent-style-name="Standard" style:list-style-name="L14">
      <style:text-properties fo:color="#000000" loext:opacity="100%" style:font-name="Agency FB" fo:font-size="14pt" officeooo:rsid="001f1012" officeooo:paragraph-rsid="001f1012" style:font-size-asian="14pt" style:font-size-complex="14pt"/>
    </style:style>
    <style:style style:name="P23" style:family="paragraph" style:parent-style-name="Standard" style:list-style-name="L15">
      <style:text-properties fo:color="#000000" loext:opacity="100%" style:font-name="Agency FB" fo:font-size="14pt" officeooo:rsid="001f1012" officeooo:paragraph-rsid="001f1012" style:font-size-asian="14pt" style:font-size-complex="14pt"/>
    </style:style>
    <style:style style:name="P24" style:family="paragraph" style:parent-style-name="Standard" style:list-style-name="L16">
      <style:text-properties fo:color="#000000" loext:opacity="100%" style:font-name="Agency FB" fo:font-size="14pt" officeooo:rsid="001f1012" officeooo:paragraph-rsid="001f1012" style:font-size-asian="14pt" style:font-size-complex="14pt"/>
    </style:style>
    <style:style style:name="P25" style:family="paragraph" style:parent-style-name="Standard" style:list-style-name="L17">
      <style:text-properties fo:color="#000000" loext:opacity="100%" style:font-name="Agency FB" fo:font-size="14pt" officeooo:rsid="001f1012" officeooo:paragraph-rsid="001f1012" style:font-size-asian="14pt" style:font-size-complex="14pt"/>
    </style:style>
    <style:style style:name="P26" style:family="paragraph" style:parent-style-name="Standard" style:list-style-name="L18">
      <style:text-properties fo:color="#000000" loext:opacity="100%" style:font-name="Agency FB" fo:font-size="14pt" officeooo:rsid="001f1012" officeooo:paragraph-rsid="001f1012" style:font-size-asian="14pt" style:font-size-complex="14pt"/>
    </style:style>
    <style:style style:name="T1" style:family="text">
      <style:text-properties fo:color="#ff950e" loext:opacity="100%"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ciones del Disco Duro:</text:p>
      <text:list xml:id="list650445260" text:style-name="L1">
        <text:list-item>
          <text:p text:style-name="P2">¿Qué diferencia hay entre un Sistema de particionado y un Sistema de archivos? </text:p>
        </text:list-item>
      </text:list>
      <text:list text:style-name="L2">
        <text:list-item>
          <text:p text:style-name="P3"><text:span text:style-name="T1">Sistema Particionado:</text:span> Lo divide el disco duro en secciones lógicas llamadas particiones , cada una se trata como un disco independiente, los mas comunes son MBR y GPT.</text:p>
        </text:list-item>
        <text:list-item>
          <text:p text:style-name="P4"><text:span text:style-name="T1">Sistema de Archivos:</text:span> El método que organiza y almacena los archivos en una partición, se definen como se almacenan los datos (NTFS, FAT32, ext4, etc)</text:p>
        </text:list-item>
      </text:list>
      <text:list xml:id="list233458778683104" text:continue-list="list650445260" text:style-name="L1">
        <text:list-item>
          <text:p text:style-name="P2">¿Qué particiones se suelen crear normalmente en la instalación de un S.O. Windows? ¿Y en uno Linux? </text:p>
        </text:list-item>
      </text:list>
      <text:list text:style-name="L3">
        <text:list-item>
          <text:p text:style-name="P5">Windows:</text:p>
          <text:list>
            <text:list-item>
              <text:p text:style-name="P6">Partición primaria para el sistema operativo (mayormente NTFS)</text:p>
            </text:list-item>
            <text:list-item>
              <text:p text:style-name="P6">Partición de recuperación (opcional)</text:p>
            </text:list-item>
            <text:list-item>
              <text:p text:style-name="P6">Partición para datos (opcional)</text:p>
            </text:list-item>
          </text:list>
        </text:list-item>
        <text:list-item>
          <text:p text:style-name="P5">Linux:</text:p>
          <text:list>
            <text:list-item>
              <text:p text:style-name="P6">Partición raíz (/) para el sistema operativo (mayormente ext4)</text:p>
            </text:list-item>
            <text:list-item>
              <text:p text:style-name="P6">Partición de intercambio (swap) para la memoria virtual</text:p>
            </text:list-item>
            <text:list-item>
              <text:p text:style-name="P7">Partición (/home) para los datos del usuario</text:p>
            </text:list-item>
          </text:list>
        </text:list-item>
      </text:list>
      <text:list xml:id="list233457296724094" text:continue-list="list233458778683104" text:style-name="L1">
        <text:list-item>
          <text:p text:style-name="P2">En un sistema de particionado MBR: ¿Qué se almacena en el sector de arranque en el caso de tener varios S.O.s instalados? </text:p>
        </text:list-item>
      </text:list>
      <text:list text:style-name="L4">
        <text:list-item>
          <text:p text:style-name="P8">En el sistema MBR contiene el código de arranque y la tabla de particiones, si hay varios sistemas operativos, el gestor de arranque se encarga de permitir al usuario elegir que sistema iniciar. En si no se almacena información sobre los sistemas operativos, sino que apunta al gestor de arranque instalado en la partición activa.</text:p>
        </text:list-item>
      </text:list>
      <text:list xml:id="list233457759255444" text:continue-list="list233457296724094" text:style-name="L1">
        <text:list-item>
          <text:p text:style-name="P2">¿Qué función cumple el Protective MBR en un sistema de particionado GPT? </text:p>
        </text:list-item>
      </text:list>
      <text:list text:style-name="L5">
        <text:list-item>
          <text:p text:style-name="P9">En un sistema GPT tiene la función de proteger el disco de herramientas antiguas que solo reconocen MBR. Este MBR “protector” indica que el disco esta completamente ocupado por una única partición , evitando que herramientas antiguas intenten modificar el disco y corrompan la tabla GPT.</text:p>
        </text:list-item>
      </text:list>
      <text:list xml:id="list233457115469022" text:continue-list="list233457759255444" text:style-name="L1">
        <text:list-item>
          <text:p text:style-name="P2">¿Si tenemos un disco duro de 6 TB y queremos instalar Windows empleando dos particiones (una para el S.O. y otra para datos), nos convendría MBR o GPT? ¿Por qué? </text:p>
        </text:list-item>
      </text:list>
      <text:list text:style-name="L6">
        <text:list-item>
          <text:p text:style-name="P10">Nos beneficia hacerlo con la partición GPT porque no tiene limite para las particiones , ademas que permite 128 particiones primarias lo que permite mayor flexibilidad, también es compatible con UEFI que es el firmware moderno utilizado en la mayoría de las placas modernas</text:p>
        </text:list-item>
      </text:list>
      <text:list xml:id="list233458611276288" text:continue-list="list233457115469022" text:style-name="L1">
        <text:list-item>
          <text:p text:style-name="P2">En un sistema de particionado MBR: ¿Cuántas particiones lógicas se pueden crear dentro de una partición extendida suponiendo que ya hemos creado 3 particiones primarias? </text:p>
        </text:list-item>
      </text:list>
      <text:list text:style-name="L7">
        <text:list-item>
          <text:p text:style-name="P11">En la partición MBR se pueden hacer 4 particiones lógicas como máximo pero si haces 3 particiones lógicas y 1 partición extendida dentro de esa partición se pueden hacer ilimitadas pero en la practica en los sistemas operativos se limitan entre 16 a 24 particiones.</text:p>
        </text:list-item>
      </text:list>
      <text:list xml:id="list233457124096947" text:continue-list="list233458611276288" text:style-name="L1">
        <text:list-item>
          <text:p text:style-name="P12">¿Qué tiene de especial una partición marcada como activa en el sistema de particionado MBR? </text:p>
        </text:list-item>
      </text:list>
      <text:list text:style-name="L8">
        <text:list-item>
          <text:p text:style-name="P13">Que indica cual es la partición de arranque, solo puede haber una partacion activa por disco, necesaria para sistemas Windows en MBR</text:p>
        </text:list-item>
      </text:list>
      <text:list text:continue-list="list233457124096947" text:style-name="L1">
        <text:list-item>
          <text:p text:style-name="P14"><text:span text:style-name="T2">Si nuestra placa base tiene un sistema BIOS (no UEFI): ¿podemos emplear un sistema de particionado GPT? </text:span></text:p>
        </text:list-item>
      </text:list>
      <text:list text:style-name="L9">
        <text:list-item>
          <text:p text:style-name="P15"><text:span text:style-name="T2">Si pero solo serviria como disco para datos y no de arranque</text:span></text:p>
        </text:list-item>
      </text:list>
      <text:p text:style-name="P16"/>
      <text:p text:style-name="P16"/>
      <text:p text:style-name="P16"/>
      <text:p text:style-name="P16"/>
      <text:p text:style-name="P16"/>
      <text:p text:style-name="P17"><text:soft-page-break/>Sistemas de Archivos: </text:p>
      <text:list xml:id="list528189575" text:style-name="L10">
        <text:list-item>
          <text:p text:style-name="P18">¿Qué utilidades proporciona un sistema de archivos? </text:p>
        </text:list-item>
      </text:list>
      <text:list text:style-name="L11">
        <text:list-item>
          <text:p text:style-name="P19">Organizar y almacenar datos, Gestionar accesos, Mantener la integridad, Asignar permisos, Optimizar el espacio, Facilitar la recuperación</text:p>
        </text:list-item>
      </text:list>
      <text:list xml:id="list233458910959259" text:continue-list="list528189575" text:style-name="L10">
        <text:list-item>
          <text:p text:style-name="P18">¿Qué tipo de sistema de archivos se emplea habitualmente en un disco duro en el que instalaremos Windows? ¿Y para Mac y iPhone? ¿Y para Ubuntu y Android? </text:p>
        </text:list-item>
      </text:list>
      <text:list text:style-name="L12">
        <text:list-item>
          <text:p text:style-name="P20">Windows: NTFS</text:p>
        </text:list-item>
        <text:list-item>
          <text:p text:style-name="P20">Mac y iPhone: APFS</text:p>
        </text:list-item>
        <text:list-item>
          <text:p text:style-name="P20">Ubuntu: ext4</text:p>
        </text:list-item>
        <text:list-item>
          <text:p text:style-name="P20">Android: FAT32 o exFAT</text:p>
        </text:list-item>
      </text:list>
      <text:list xml:id="list233458207943369" text:continue-list="list233458910959259" text:style-name="L10">
        <text:list-item>
          <text:p text:style-name="P18">Si tenemos un Pendrive moderno de 128 GB que vamos a utilizar para guardar películas en alta resolución (1080p, 4K…), ¿qué sistema de archivos emplearemos normalmente?, ¿por qué? </text:p>
        </text:list-item>
      </text:list>
      <text:list text:style-name="L13">
        <text:list-item>
          <text:p text:style-name="P21">En tipo exFAT ya que soporta archivos de mas de 4GB , lo que es esencial para la alta calidad y que también es compatible con la mayoría de sistemas operativos modernos </text:p>
        </text:list-item>
      </text:list>
      <text:list xml:id="list233457004564418" text:continue-list="list233458207943369" text:style-name="L10">
        <text:list-item>
          <text:p text:style-name="P18">Si el Pendrive de la pregunta anterior queremos conectarlo a nuestra Smart TV pero esta solo reconoce sistemas de archivos FAT32 y NTFS, ¿qué sistema de archivos deberemos emplear?, ¿por qué? </text:p>
        </text:list-item>
      </text:list>
      <text:list text:style-name="L14">
        <text:list-item>
          <text:p text:style-name="P22">Usaría el NTFS ya que no tiene limite y es compatible con las tv en comparación de FAT32 que tiene un limite de 4GB por archivo</text:p>
        </text:list-item>
      </text:list>
      <text:list xml:id="list233458809834424" text:continue-list="list233457004564418" text:style-name="L10">
        <text:list-item>
          <text:p text:style-name="P18">Si tenemos un antiguo Pendrive de 4GB que vamos a utilizar para pasar algunas fotos de nuestro viejo ordenador con Windows XP a nuestro nuevo portátil con Windows 10, ¿qué sistema de archivos utilizarías para el pendrive?, ¿por qué? </text:p>
        </text:list-item>
      </text:list>
      <text:list text:style-name="L15">
        <text:list-item>
          <text:p text:style-name="P23">Usaría FAT32 porque ademas de la compatibilidad que tiene , no hay foto que llegue a 4gGB es sencillo </text:p>
        </text:list-item>
      </text:list>
      <text:list xml:id="list233457933606809" text:continue-list="list233458809834424" text:style-name="L10">
        <text:list-item>
          <text:p text:style-name="P18">Nos acabamos de comprar un disco duro externo de 2 TB para ver películas en nuestra PS4, que nos descargamos desde nuestro PC con Windows 10, ¿qué sistema de archivos deberíamos utilizar?, ¿por qué?</text:p>
        </text:list-item>
      </text:list>
      <text:list text:style-name="L16">
        <text:list-item>
          <text:p text:style-name="P24">Usaría exFAT por no tener limite en los archivos, lo que es necesario para las películas en alta calidad</text:p>
        </text:list-item>
      </text:list>
      <text:list xml:id="list233457588600770" text:continue-list="list233457933606809" text:style-name="L10">
        <text:list-item>
          <text:p text:style-name="P18">Nos acabamos de comprar una moderna tarjeta de memoria Micro SD de 64 GB para nuestro Smartphone Android, ¿qué tipo de sistema de archivos deberíamos utilizar?, ¿por qué? </text:p>
        </text:list-item>
      </text:list>
      <text:list text:style-name="L17">
        <text:list-item>
          <text:p text:style-name="P25">Usaría exFAT por ser compatible para android en casos de memorias de grandes capacidades</text:p>
        </text:list-item>
      </text:list>
      <text:list text:continue-list="list233457588600770" text:style-name="L10">
        <text:list-item>
          <text:p text:style-name="P18">Nos acabamos de comprar un Pendrive moderno de 256 GB y queremos utilizarlo para pasar varios archivos multimedia (fotos, pelis y música) desde nuestro Mac, a un PC con Windows 10, ¿qué sistema de archivos deberíamos emplear?, ¿por qué? </text:p>
        </text:list-item>
      </text:list>
      <text:list text:style-name="L18">
        <text:list-item>
          <text:p text:style-name="P26">Usaría exFAT por lo mismo compatibilidad y que soporta grandes archivo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text-properties fo:color="#004586" loext:opacity="100%"/>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4T22:13:07.659000000</meta:creation-date>
    <dc:date>2025-02-04T23:34:53.860000000</dc:date>
    <meta:editing-duration>PT9M20S</meta:editing-duration>
    <meta:editing-cycles>1</meta:editing-cycles>
    <meta:generator>LibreOffice/24.8.4.2$Windows_X86_64 LibreOffice_project/bb3cfa12c7b1bf994ecc5649a80400d06cd71002</meta:generator>
    <meta:document-statistic meta:table-count="0" meta:image-count="0" meta:object-count="0" meta:page-count="2" meta:paragraph-count="45" meta:word-count="904" meta:character-count="5256" meta:non-whitespace-character-count="4422"/>
  </office:meta>
</office:document-meta>
</file>